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0e1d19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officeooo:rsid="000e1d1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How to move it</text:span></text:h>
      <text:p text:style-name="Text_20_body">From your current folder:</text:p>
      <text:p text:style-name="P1"><text:span text:style-name="Source_20_Text">cd ~/mobile_manipulator/robot_models</text:span></text:p>
      <text:p text:style-name="P1"><text:span text:style-name="Source_20_Text"/></text:p>
      <text:p text:style-name="Text_20_body">Now your folder structure looks like:</text:p>
      <text:p text:style-name="P1"><text:span text:style-name="Source_20_Text">robot_models/</text:span></text:p>
      <text:p text:style-name="P1"><text:span text:style-name="Source_20_Text"><text:s/>└─ dh_ag95_gripper_ros2-humble/</text:span></text:p>
      <text:p text:style-name="P1"><text:span text:style-name="Source_20_Text"><text:s text:c="6"/>├─ dh_ag95_description/</text:span></text:p>
      <text:p text:style-name="P1"><text:span text:style-name="Source_20_Text"><text:s text:c="6"/>├─ dh_gripper_driver/</text:span></text:p>
      <text:p text:style-name="P2"><text:span text:style-name="Source_20_Text"><text:s text:c="6"/>└─ serial-ros2/</text:span></text:p>
      <text:p text:style-name="Horizontal_20_Line"/>
      <text:h text:style-name="Heading_20_3" text:outline-level="3"><text:span text:style-name="Strong_20_Emphasis">2. Build the workspace</text:span></text:h>
      <text:p text:style-name="Text_20_body"><text:span text:style-name="Source_20_Text">colcon</text:span> can still build it as long as you point it to the <text:span text:style-name="Strong_20_Emphasis">workspace root</text:span> (where <text:span text:style-name="Source_20_Text">robot_models</text:span> lives) or to <text:span text:style-name="Source_20_Text">robot_models</text:span> itself.</text:p>
      <text:p text:style-name="P1"><text:span text:style-name="Source_20_Text">cd ~/mobile_manipulator</text:span></text:p>
      <text:p text:style-name="P1"><text:span text:style-name="Source_20_Text">rm -rf build/ install/ log/</text:span></text:p>
      <text:p text:style-name="P2"><text:span text:style-name="Source_20_Text">colcon build --base-paths robot_models</text:span></text:p>
      <text:list xml:id="list4249256307" text:style-name="L1">
        <text:list-item>
          <text:p text:style-name="P5"><text:span text:style-name="Source_20_Text">colcon</text:span> will automatically find <text:span text:style-name="Source_20_Text">serial-ros2</text:span> inside the folder and satisfy the dependency of <text:span text:style-name="Source_20_Text">dh_gripper_driver</text:span>.</text:p>
        </text:list-item>
        <text:list-item>
          <text:p text:style-name="P5">All three packages (<text:span text:style-name="Source_20_Text">dh_ag95_description</text:span>, <text:span text:style-name="Source_20_Text">dh_gripper_driver</text:span>, <text:span text:style-name="Source_20_Text">serial-ros2</text:span>) should build successfully.</text:p>
        </text:list-item>
      </text:list>
      <text:p text:style-name="Horizontal_20_Line"/>
      <text:h text:style-name="Heading_20_3" text:outline-level="3"><text:span text:style-name="Strong_20_Emphasis">3. Source the workspace</text:span></text:h>
      <text:p text:style-name="P2"><text:span text:style-name="Source_20_Text">source install/local_setup.bash</text:span></text:p>
      <text:p text:style-name="P4"><text:span text:style-name="Source_20_Text">source install/local_setup.</text:span><text:span text:style-name="Source_20_Text"><text:span text:style-name="T1">zsh</text:span></text:span></text:p>
      <text:p text:style-name="Horizontal_20_Line"/>
      <text:h text:style-name="Heading_20_3" text:outline-level="3"><text:span text:style-name="Strong_20_Emphasis">4. Launch RViz</text:span></text:h>
      <text:p text:style-name="P2"><text:span text:style-name="Source_20_Text">ros2 launch dh_ag95_description view_dh_ag95.launch.py</text:span></text:p>
      <text:p text:style-name="Text_20_body">RViz should now open with the AG95 gripper.</text:p>
      <text:list xml:id="list3711302532" text:style-name="L2">
        <text:list-item>
          <text:p text:style-name="P6">You can simulate joint motion using <text:span text:style-name="Source_20_Text">/joint_states</text:span> without touching real hardware.</text:p>
        </text:list-item>
      </text:list>
      <text:p text:style-name="Horizontal_20_Line"/>
      <text:h text:style-name="Heading_20_3" text:outline-level="3"><text:soft-page-break/><text:span text:style-name="Strong_20_Emphasis">Note </text:span></text:h>
      <text:list xml:id="list3413526488" text:style-name="L3">
        <text:list-item>
          <text:p text:style-name="P7">For cleaner structure, most ROS2 developers keep all packages at the same <text:span text:style-name="Source_20_Text">src/</text:span> or <text:span text:style-name="Source_20_Text">robot_models/</text:span> level, but your approach will wor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6:24:11.518214552</meta:creation-date>
    <dc:date>2025-12-22T15:07:46.187850460</dc:date>
    <meta:editing-duration>PT27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147" meta:character-count="1096" meta:non-whitespace-character-count="959"/>
  </office:meta>
</office:document-meta>
</file>